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perty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PropertyName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ServantRo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rconstruction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Underconstructi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Mount 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Casa Bel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2, Gurugr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Ready to move in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Ready to move in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14:05.622532519</meta:creation-date>
    <dc:date>2023-03-25T16:34:07.956900422</dc:date>
    <meta:editing-duration>PT39M55S</meta:editing-duration>
    <meta:editing-cycles>26</meta:editing-cycles>
    <meta:generator>LibreOffice/7.3.7.2$Linux_X86_64 LibreOffice_project/30$Build-2</meta:generator>
    <meta:document-statistic meta:table-count="1" meta:cell-count="110" meta:object-count="0"/>
  </office:meta>
</office:document-meta>
</file>